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ext_20_body">
      <style:text-properties officeooo:rsid="0076db5d" officeooo:paragraph-rsid="00637b9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7" style:family="paragraph" style:parent-style-name="Table_20_Contents">
      <style:text-properties officeooo:rsid="0076db5d" officeooo:paragraph-rsid="0076db5d"/>
    </style:style>
    <style:style style:name="P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9" style:family="paragraph" style:parent-style-name="Table_20_Contents" style:list-style-name="L1">
      <style:text-properties officeooo:rsid="0076db5d" officeooo:paragraph-rsid="0076db5d"/>
    </style:style>
    <style:style style:name="P10" style:family="paragraph" style:parent-style-name="Table_20_Contents" style:list-style-name="L2">
      <style:text-properties officeooo:rsid="0076db5d" officeooo:paragraph-rsid="0076db5d"/>
    </style:style>
    <style:style style:name="P11" style:family="paragraph" style:parent-style-name="Table_20_Contents" style:list-style-name="L2">
      <style:text-properties officeooo:rsid="0076db5d" officeooo:paragraph-rsid="007fa5a0"/>
    </style:style>
    <style:style style:name="P12" style:family="paragraph" style:parent-style-name="Table_20_Contents">
      <style:text-properties officeooo:rsid="0076db5d" officeooo:paragraph-rsid="0076db5d"/>
    </style:style>
    <style:style style:name="P13" style:family="paragraph" style:parent-style-name="Table_20_Contents">
      <style:text-properties officeooo:rsid="0082701c" officeooo:paragraph-rsid="008270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2701c" style:font-weight-asian="bold" style:font-weight-complex="bold"/>
    </style:style>
    <style:style style:name="T4" style:family="text">
      <style:text-properties officeooo:rsid="00790334"/>
    </style:style>
    <style:style style:name="T5" style:family="text">
      <style:text-properties officeooo:rsid="007fa5a0"/>
    </style:style>
    <style:style style:name="T6" style:family="text">
      <style:text-properties officeooo:rsid="0082701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5301252480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<text:span text:style-name="T4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65301252561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7">1. Realiza <text:span text:style-name="T4">el cálculo de las siguientes subredes.</text:span></text:p>
          </table:table-cell>
        </table:table-row>
        <table:table-row table:style-name="TableLine1653012527248">
          <table:table-cell table:style-name="Tabla9.A2" table:number-columns-spanned="2" office:value-type="string">
            <text:p text:style-name="P7"><text:span text:style-name="T5">1.1</text:span>. Se trata de establecer las direcciones IP de una red formada por las siguientes subredes: </text:p>
            <text:list xml:id="list3558828827" text:style-name="L1">
              <text:list-item>
                <text:p text:style-name="P9">20 segmentos de 310 equipos. <text:s/><text:span text:style-name="T6">20*310 = 6200</text:span></text:p>
              </text:list-item>
              <text:list-item>
                <text:p text:style-name="P9">18 segmentos de 90 equipos. <text:s/><text:span text:style-name="T6">18*90 = 1620</text:span></text:p>
              </text:list-item>
              <text:list-item>
                <text:p text:style-name="P9">23 segmentos de 110 equipos. <text:s/><text:span text:style-name="T6">23 * 110 = 2530</text:span></text:p>
              </text:list-item>
              <text:list-item>
                <text:p text:style-name="P9">12 segmentos de 40 equipos. <text:s/><text:span text:style-name="T6">12 * 40 = 480</text:span></text:p>
              </text:list-item>
            </text:list>
            <text:p text:style-name="P7"/>
            <text:p text:style-name="P13">Numero total de equipos = 10830 equipos</text:p>
            <text:p text:style-name="P13">Suponemos una red clase C → 2^8-2 = 254 máquinas (No cogen)</text:p>
            <text:p text:style-name="P13">Suponemos una clase B → 2^16 – 2 = 65534 máquinas (Si cogen)</text:p>
            <text:p text:style-name="P7"/>
            <text:p text:style-name="P7">Hay que tener en cuenta que solo se deberá utilizar una dirección de red (clase A, B o C) que se ajuste a las necesidades. </text:p>
            <text:p text:style-name="P7"/>
            <text:p text:style-name="P7">Se pide: </text:p>
            <text:list xml:id="list1735834874" text:style-name="L2">
              <text:list-item>
                <text:p text:style-name="P10">La dirección IP de la red y la clase. → <text:span text:style-name="T6">La dirección de red va a ser 172.16.0.0/16</text:span></text:p>
              </text:list-item>
              <text:list-item>
                <text:p text:style-name="P11">Direcciones de los 5 primeros segmentos de red de cada tipo, sus direcciones de broadcast y el rango de direcciones para los equipos en cada uno de ellos (asignadas y libres). </text:p>
              </text:list-item>
              <text:list-item>
                <text:p text:style-name="P11">Direcciones de los segmentos de red libres.</text:p>
              </text:list-item>
            </text:list>
          </table:table-cell>
          <table:covered-table-cell/>
        </table:table-row>
      </table:table>
      <text:p text:style-name="P4"/>
      <text:p text:style-name="P4">(Completar…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19T21:10:02.106000000</dc:date>
    <meta:editing-duration>PT10H4M33S</meta:editing-duration>
    <meta:editing-cycles>179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20" meta:word-count="191" meta:character-count="980" meta:non-whitespace-character-count="805"/>
  </office:meta>
</office:document-meta>
</file>